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Helvetica, Arial, sans-serif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/>
    </style:style>
    <style:style style:name="P2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paragraph-rsid="0034d010"/>
    </style:style>
    <style:style style:name="P3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paragraph-rsid="0008ae7b"/>
    </style:style>
    <style:style style:name="P4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paragraph-rsid="000e2ac8"/>
    </style:style>
    <style:style style:name="P5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paragraph-rsid="000fe732"/>
    </style:style>
    <style:style style:name="P6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paragraph-rsid="00082666"/>
    </style:style>
    <style:style style:name="P7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paragraph-rsid="00127d8d"/>
    </style:style>
    <style:style style:name="P8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paragraph-rsid="00172280"/>
    </style:style>
    <style:style style:name="P9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paragraph-rsid="00317be5"/>
    </style:style>
    <style:style style:name="P10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paragraph-rsid="0045e008"/>
    </style:style>
    <style:style style:name="P11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paragraph-rsid="0019b381"/>
    </style:style>
    <style:style style:name="P12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paragraph-rsid="001fe70b"/>
    </style:style>
    <style:style style:name="P13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paragraph-rsid="00211b34"/>
    </style:style>
    <style:style style:name="P14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paragraph-rsid="0023906b"/>
    </style:style>
    <style:style style:name="P15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paragraph-rsid="002488e0"/>
    </style:style>
    <style:style style:name="P16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paragraph-rsid="002687d1"/>
    </style:style>
    <style:style style:name="P17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paragraph-rsid="0027414b"/>
    </style:style>
    <style:style style:name="P18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paragraph-rsid="0028d196"/>
    </style:style>
    <style:style style:name="P19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paragraph-rsid="002cfc64"/>
    </style:style>
    <style:style style:name="P20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paragraph-rsid="00324981"/>
    </style:style>
    <style:style style:name="P21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paragraph-rsid="004ba996"/>
    </style:style>
    <style:style style:name="P22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paragraph-rsid="0033f49c"/>
    </style:style>
    <style:style style:name="P23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paragraph-rsid="0035183d"/>
    </style:style>
    <style:style style:name="P24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paragraph-rsid="0037772e"/>
    </style:style>
    <style:style style:name="P25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paragraph-rsid="005161f2"/>
    </style:style>
    <style:style style:name="P26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paragraph-rsid="005ffef2"/>
    </style:style>
    <style:style style:name="P27" style:family="paragraph" style:parent-style-name="Text_20_body">
      <style:paragraph-properties fo:margin-top="0cm" fo:margin-bottom="0cm" loext:contextual-spacing="false" style:line-height-at-least="0.344cm" fo:text-align="center" style:justify-single-word="false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paragraph-rsid="00082666"/>
    </style:style>
    <style:style style:name="P28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rsid="002488e0" officeooo:paragraph-rsid="0034d010"/>
    </style:style>
    <style:style style:name="P29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rsid="002488e0" officeooo:paragraph-rsid="0035183d"/>
    </style:style>
    <style:style style:name="P30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rsid="002488e0" officeooo:paragraph-rsid="002488e0"/>
    </style:style>
    <style:style style:name="P31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rsid="002488e0" officeooo:paragraph-rsid="0027414b"/>
    </style:style>
    <style:style style:name="P32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rsid="002488e0" officeooo:paragraph-rsid="0028d196"/>
    </style:style>
    <style:style style:name="P33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rsid="002488e0" officeooo:paragraph-rsid="002cfc64"/>
    </style:style>
    <style:style style:name="P34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rsid="002488e0" officeooo:paragraph-rsid="00324981"/>
    </style:style>
    <style:style style:name="P35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rsid="002488e0" officeooo:paragraph-rsid="004ba996"/>
    </style:style>
    <style:style style:name="P36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rsid="002488e0" officeooo:paragraph-rsid="0033f49c"/>
    </style:style>
    <style:style style:name="P37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rsid="002488e0" officeooo:paragraph-rsid="0037772e"/>
    </style:style>
    <style:style style:name="P38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rsid="002488e0" officeooo:paragraph-rsid="005161f2"/>
    </style:style>
    <style:style style:name="P39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rsid="002488e0" officeooo:paragraph-rsid="005ffef2"/>
    </style:style>
    <style:style style:name="P40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rsid="001fe70b" officeooo:paragraph-rsid="001fe70b"/>
    </style:style>
    <style:style style:name="P41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rsid="001fe70b" officeooo:paragraph-rsid="00211b34"/>
    </style:style>
    <style:style style:name="P42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rsid="001fe70b" officeooo:paragraph-rsid="0023906b"/>
    </style:style>
    <style:style style:name="P43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rsid="0023906b" officeooo:paragraph-rsid="0023906b"/>
    </style:style>
    <style:style style:name="P44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paragraph-rsid="002687d1" style:font-size-asian="12pt" style:font-size-complex="12pt"/>
    </style:style>
    <style:style style:name="P45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paragraph-rsid="002488e0" style:font-size-asian="12pt" style:font-size-complex="12pt"/>
    </style:style>
    <style:style style:name="P46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rsid="0028d196" officeooo:paragraph-rsid="0028d196"/>
    </style:style>
    <style:style style:name="P47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rsid="002cfc64" officeooo:paragraph-rsid="002cfc64"/>
    </style:style>
    <style:style style:name="P48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rsid="003036ef" officeooo:paragraph-rsid="003036ef"/>
    </style:style>
    <style:style style:name="P49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rsid="001c6d7d" officeooo:paragraph-rsid="00324981"/>
    </style:style>
    <style:style style:name="P50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rsid="001c6d7d" officeooo:paragraph-rsid="0033f49c"/>
    </style:style>
    <style:style style:name="P51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rsid="001c6d7d" officeooo:paragraph-rsid="0034d010"/>
    </style:style>
    <style:style style:name="P52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rsid="0033f49c" officeooo:paragraph-rsid="0033f49c"/>
    </style:style>
    <style:style style:name="P53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rsid="0034d010" officeooo:paragraph-rsid="0034d010"/>
    </style:style>
    <style:style style:name="P54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rsid="0035183d" officeooo:paragraph-rsid="0035183d"/>
    </style:style>
    <style:style style:name="P55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rsid="0037772e" officeooo:paragraph-rsid="0037772e"/>
    </style:style>
    <style:style style:name="P56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rsid="005161f2" officeooo:paragraph-rsid="005161f2"/>
    </style:style>
    <style:style style:name="P57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rsid="005ffef2" officeooo:paragraph-rsid="005ffef2"/>
    </style:style>
    <style:style style:name="P58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style:text-underline-style="none" fo:font-weight="normal" officeooo:rsid="002488e0" officeooo:paragraph-rsid="0034d010"/>
    </style:style>
    <style:style style:name="P59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style:text-underline-style="none" fo:font-weight="normal" officeooo:rsid="002488e0" officeooo:paragraph-rsid="0035183d"/>
    </style:style>
    <style:style style:name="P60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style:text-underline-style="none" fo:font-weight="normal" officeooo:rsid="002488e0" officeooo:paragraph-rsid="0035183d" style:font-style-asian="normal" style:font-style-complex="normal"/>
    </style:style>
    <style:style style:name="P61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/>
    </style:style>
    <style:style style:name="P62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officeooo:paragraph-rsid="0035183d"/>
    </style:style>
    <style:style style:name="P63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officeooo:paragraph-rsid="005ffef2"/>
    </style:style>
    <style:style style:name="P64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color="#000000" style:font-name="Liberation Sans" officeooo:rsid="001c6d7d" officeooo:paragraph-rsid="001c6d7d"/>
    </style:style>
    <style:style style:name="P65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color="#000000" style:font-name="Liberation Sans" officeooo:rsid="001c6d7d" officeooo:paragraph-rsid="001fe70b"/>
    </style:style>
    <style:style style:name="P66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color="#000000" style:font-name="Liberation Sans" officeooo:rsid="001c6d7d" officeooo:paragraph-rsid="002488e0"/>
    </style:style>
    <style:style style:name="P67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color="#000000" style:font-name="Liberation Sans" officeooo:rsid="001c6d7d" officeooo:paragraph-rsid="0027414b"/>
    </style:style>
    <style:style style:name="P68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fo:color="#000000" style:font-name="Liberation Sans" officeooo:rsid="001c6d7d" officeooo:paragraph-rsid="0037772e"/>
    </style:style>
    <style:style style:name="P69" style:family="paragraph" style:parent-style-name="Text_20_body">
      <style:paragraph-properties fo:margin-top="0cm" fo:margin-bottom="0cm" loext:contextual-spacing="false" style:line-height-at-least="0.344cm" fo:orphans="2" fo:widows="2" style:writing-mode="lr-tb"/>
      <style:text-properties style:font-name="Liberation Sans" officeooo:paragraph-rsid="005161f2"/>
    </style:style>
    <style:style style:name="P70" style:family="paragraph" style:parent-style-name="Standard">
      <style:paragraph-properties fo:margin-top="0cm" fo:margin-bottom="0cm" loext:contextual-spacing="false" style:line-height-at-least="0.344cm" fo:orphans="2" fo:widows="2" style:writing-mode="lr-tb"/>
      <style:text-properties fo:font-variant="normal" fo:text-transform="none" fo:color="#000000" style:font-name="Liberation Sans" fo:font-size="12pt" fo:letter-spacing="normal" fo:font-style="normal" fo:font-weight="normal" officeooo:paragraph-rsid="00317be5"/>
    </style:style>
    <style:style style:name="P71" style:family="paragraph" style:parent-style-name="Standard">
      <style:text-properties fo:color="#000000" style:font-name="Liberation Sans"/>
    </style:style>
    <style:style style:name="P72" style:family="paragraph" style:parent-style-name="Text_20_body">
      <style:paragraph-properties fo:margin-left="0cm" fo:margin-right="0cm" fo:margin-top="0cm" fo:margin-bottom="0cm" loext:contextual-spacing="false" style:line-height-at-least="0.344cm" fo:text-align="center" style:justify-single-word="false" fo:orphans="2" fo:widows="2" fo:text-indent="0cm" style:auto-text-indent="false" style:writing-mode="lr-tb"/>
      <style:text-properties fo:font-variant="normal" fo:text-transform="none" fo:color="#000000" style:font-name="Liberation Sans" fo:letter-spacing="normal" fo:font-style="normal" officeooo:paragraph-rsid="003bb94c"/>
    </style:style>
    <style:style style:name="P73" style:family="paragraph" style:parent-style-name="Text_20_body">
      <style:paragraph-properties fo:margin-left="0cm" fo:margin-right="0cm" fo:margin-top="0cm" fo:margin-bottom="0cm" loext:contextual-spacing="false" style:line-height-at-least="0.344cm" fo:orphans="2" fo:widows="2" fo:text-indent="0cm" style:auto-text-indent="false" style:writing-mode="lr-tb"/>
      <style:text-properties fo:font-variant="normal" fo:text-transform="none" fo:color="#000000" style:font-name="Liberation Sans" fo:font-size="12pt" fo:letter-spacing="normal" fo:font-style="normal" fo:font-weight="normal" officeooo:rsid="003bb94c" officeooo:paragraph-rsid="003bb94c"/>
    </style:style>
    <style:style style:name="P74" style:family="paragraph" style:parent-style-name="Text_20_body">
      <style:paragraph-properties fo:margin-left="0cm" fo:margin-right="0cm" fo:margin-top="0cm" fo:margin-bottom="0cm" loext:contextual-spacing="false" style:line-height-at-least="0.344cm" fo:orphans="2" fo:widows="2" fo:text-indent="0cm" style:auto-text-indent="false" style:writing-mode="lr-tb"/>
      <style:text-properties fo:font-variant="normal" fo:text-transform="none" fo:color="#000000" style:font-name="Liberation Sans" fo:font-size="12pt" fo:letter-spacing="normal" fo:font-style="normal" fo:font-weight="normal"/>
    </style:style>
    <style:style style:name="P75" style:family="paragraph" style:parent-style-name="Text_20_body">
      <style:paragraph-properties fo:margin-left="0cm" fo:margin-right="0cm" fo:margin-top="0.053cm" fo:margin-bottom="0cm" loext:contextual-spacing="false" fo:orphans="2" fo:widows="2" fo:text-indent="0cm" style:auto-text-indent="false"/>
      <style:text-properties fo:font-variant="normal" fo:text-transform="none" fo:color="#000000" style:font-name="Liberation Sans" fo:font-size="12pt" fo:letter-spacing="normal" fo:font-style="normal" fo:font-weight="normal" loext:padding="0cm" loext:border="none"/>
    </style:style>
    <style:style style:name="T1" style:family="text">
      <style:text-properties fo:font-variant="normal" fo:text-transform="none" fo:font-size="12pt" fo:letter-spacing="normal" fo:font-style="normal" fo:font-weight="normal"/>
    </style:style>
    <style:style style:name="T2" style:family="text">
      <style:text-properties fo:font-variant="normal" fo:text-transform="none" fo:font-size="12pt" fo:letter-spacing="normal" fo:font-style="normal" fo:font-weight="normal" officeooo:rsid="001fe70b"/>
    </style:style>
    <style:style style:name="T3" style:family="text">
      <style:text-properties fo:font-variant="normal" fo:text-transform="none" fo:font-size="12pt" fo:letter-spacing="normal" fo:font-style="normal" fo:font-weight="normal" officeooo:rsid="002488e0"/>
    </style:style>
    <style:style style:name="T4" style:family="text">
      <style:text-properties fo:font-variant="normal" fo:text-transform="none" fo:font-size="12pt" fo:letter-spacing="normal" fo:font-style="normal" fo:font-weight="normal" officeooo:rsid="0027414b"/>
    </style:style>
    <style:style style:name="T5" style:family="text">
      <style:text-properties fo:font-variant="normal" fo:text-transform="none" fo:font-size="12pt" fo:letter-spacing="normal" fo:font-style="normal" fo:font-weight="normal" officeooo:rsid="005161f2" style:font-size-asian="12pt" style:font-size-complex="12pt"/>
    </style:style>
    <style:style style:name="T6" style:family="text">
      <style:text-properties fo:font-variant="normal" fo:text-transform="none" fo:color="#000000" fo:font-size="12pt" fo:letter-spacing="normal" fo:font-style="normal" fo:font-weight="normal" officeooo:rsid="001c6d7d"/>
    </style:style>
    <style:style style:name="T7" style:family="text">
      <style:text-properties fo:font-variant="normal" fo:text-transform="none" fo:color="#000000" style:font-name="Liberation Sans" fo:font-size="12pt" fo:letter-spacing="normal" fo:font-style="normal" fo:font-weight="normal"/>
    </style:style>
    <style:style style:name="T8" style:family="text">
      <style:text-properties fo:font-variant="normal" fo:text-transform="none" fo:color="#000000" style:font-name="Liberation Sans" fo:font-size="12pt" fo:letter-spacing="normal" fo:font-style="normal" fo:font-weight="normal" officeooo:rsid="001c6d7d"/>
    </style:style>
    <style:style style:name="T9" style:family="text">
      <style:text-properties fo:font-variant="normal" fo:text-transform="none" fo:color="#000000" style:font-name="Liberation Sans" fo:font-size="12pt" fo:letter-spacing="normal" fo:font-style="normal" fo:font-weight="normal" officeooo:rsid="005ffef2"/>
    </style:style>
    <style:style style:name="T10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/>
    </style:style>
    <style:style style:name="T11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officeooo:rsid="0035183d" style:font-style-asian="normal" style:font-style-complex="normal"/>
    </style:style>
    <style:style style:name="T12" style:family="text">
      <style:text-properties fo:font-variant="normal" fo:text-transform="none" style:font-name="Liberation Sans" fo:font-size="12pt" fo:letter-spacing="normal" fo:font-style="normal" fo:font-weight="normal" officeooo:rsid="005ffef2" style:font-size-asian="12pt" style:font-size-complex="12pt"/>
    </style:style>
    <style:style style:name="T13" style:family="text">
      <style:text-properties officeooo:rsid="00082666"/>
    </style:style>
    <style:style style:name="T14" style:family="text">
      <style:text-properties officeooo:rsid="0008ae7b"/>
    </style:style>
    <style:style style:name="T15" style:family="text">
      <style:text-properties officeooo:rsid="000a5b2b"/>
    </style:style>
    <style:style style:name="T16" style:family="text">
      <style:text-properties officeooo:rsid="000af4b9"/>
    </style:style>
    <style:style style:name="T17" style:family="text">
      <style:text-properties officeooo:rsid="0010d724"/>
    </style:style>
    <style:style style:name="T18" style:family="text">
      <style:text-properties officeooo:rsid="0013d291"/>
    </style:style>
    <style:style style:name="T19" style:family="text">
      <style:text-properties officeooo:rsid="00152cc9"/>
    </style:style>
    <style:style style:name="T20" style:family="text">
      <style:text-properties officeooo:rsid="0015627e"/>
    </style:style>
    <style:style style:name="T21" style:family="text">
      <style:text-properties officeooo:rsid="0015f338"/>
    </style:style>
    <style:style style:name="T22" style:family="text">
      <style:text-properties officeooo:rsid="001c6d7d"/>
    </style:style>
    <style:style style:name="T23" style:family="text">
      <style:text-properties officeooo:rsid="001e6106"/>
    </style:style>
    <style:style style:name="T24" style:family="text">
      <style:text-properties officeooo:rsid="001fe70b"/>
    </style:style>
    <style:style style:name="T25" style:family="text">
      <style:text-properties officeooo:rsid="00211b34"/>
    </style:style>
    <style:style style:name="T26" style:family="text">
      <style:text-properties officeooo:rsid="0023906b"/>
    </style:style>
    <style:style style:name="T27" style:family="text">
      <style:text-properties officeooo:rsid="002488e0"/>
    </style:style>
    <style:style style:name="T28" style:family="text">
      <style:text-properties fo:font-size="12pt" fo:font-weight="normal" officeooo:rsid="003bb94c"/>
    </style:style>
    <style:style style:name="T29" style:family="text">
      <style:text-properties officeooo:rsid="002687d1"/>
    </style:style>
    <style:style style:name="T30" style:family="text">
      <style:text-properties officeooo:rsid="0027414b"/>
    </style:style>
    <style:style style:name="T31" style:family="text">
      <style:text-properties fo:color="#000000" style:font-name="Liberation Sans" fo:font-size="12pt" fo:letter-spacing="normal" fo:font-style="normal" style:text-underline-style="none" fo:font-weight="normal" officeooo:rsid="0035183d" style:font-style-asian="normal" style:font-style-complex="normal" loext:padding="0cm" loext:border="none"/>
    </style:style>
    <style:style style:name="T32" style:family="text">
      <style:text-properties fo:color="#000000" style:font-name="Liberation Sans" officeooo:rsid="001c6d7d"/>
    </style:style>
    <style:style style:name="T33" style:family="text">
      <style:text-properties fo:color="#000000" officeooo:rsid="001c6d7d"/>
    </style:style>
    <style:style style:name="T34" style:family="text">
      <style:text-properties officeooo:rsid="0028d196"/>
    </style:style>
    <style:style style:name="T35" style:family="text">
      <style:text-properties officeooo:rsid="0029f3e0"/>
    </style:style>
    <style:style style:name="T36" style:family="text">
      <style:text-properties officeooo:rsid="002cfc64"/>
    </style:style>
    <style:style style:name="T37" style:family="text">
      <style:text-properties officeooo:rsid="00317be5"/>
    </style:style>
    <style:style style:name="T38" style:family="text">
      <style:text-properties officeooo:rsid="00324981"/>
    </style:style>
    <style:style style:name="T39" style:family="text">
      <style:text-properties officeooo:rsid="0033f49c"/>
    </style:style>
    <style:style style:name="T40" style:family="text">
      <style:text-properties officeooo:rsid="0034d010"/>
    </style:style>
    <style:style style:name="T41" style:family="text">
      <style:text-properties style:text-line-through-style="none" style:text-line-through-type="none" style:font-name="Liberation Sans" style:text-underline-style="none" style:font-style-asian="normal" style:font-weight-asian="normal" style:font-style-complex="normal" style:font-weight-complex="normal"/>
    </style:style>
    <style:style style:name="T42" style:family="text">
      <style:text-properties style:text-line-through-style="none" style:text-line-through-type="none" style:font-name="Liberation Sans" style:text-underline-style="none" officeooo:rsid="0034d010" style:font-style-asian="normal" style:font-weight-asian="normal" style:font-style-complex="normal" style:font-weight-complex="normal"/>
    </style:style>
    <style:style style:name="T43" style:family="text">
      <style:text-properties officeooo:rsid="0035183d"/>
    </style:style>
    <style:style style:name="T44" style:family="text">
      <style:text-properties officeooo:rsid="00387489"/>
    </style:style>
    <style:style style:name="T45" style:family="text">
      <style:text-properties officeooo:rsid="00413f6b"/>
    </style:style>
    <style:style style:name="T46" style:family="text">
      <style:text-properties officeooo:rsid="0041fada"/>
    </style:style>
    <style:style style:name="T47" style:family="text">
      <style:text-properties officeooo:rsid="00439ae4"/>
    </style:style>
    <style:style style:name="T48" style:family="text">
      <style:text-properties officeooo:rsid="0046441a"/>
    </style:style>
    <style:style style:name="T49" style:family="text">
      <style:text-properties officeooo:rsid="0050bd10"/>
    </style:style>
    <style:style style:name="T50" style:family="text">
      <style:text-properties style:font-name="Liberation Sans"/>
    </style:style>
    <style:style style:name="T51" style:family="text">
      <style:text-properties style:font-name="Liberation Sans" style:text-underline-style="none"/>
    </style:style>
    <style:style style:name="T52" style:family="text">
      <style:text-properties style:font-name="Liberation Sans" style:text-underline-style="none" officeooo:rsid="0034d010"/>
    </style:style>
    <style:style style:name="T53" style:family="text">
      <style:text-properties officeooo:rsid="00529452"/>
    </style:style>
    <style:style style:name="T54" style:family="text">
      <style:text-properties officeooo:rsid="00546d30"/>
    </style:style>
    <style:style style:name="T55" style:family="text">
      <style:text-properties officeooo:rsid="005ffef2"/>
    </style:style>
    <style:style style:name="T56" style:family="text">
      <style:text-properties officeooo:rsid="006190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<text:span text:style-name="T28">ASSIGNMENT 1 - </text:span>Basic Linux Commands</text:p>
      <text:p text:style-name="P73"/>
      <text:p text:style-name="P74">Exp No. 1</text:p>
      <text:p text:style-name="P1">Date : 05-02-2018</text:p>
      <text:p text:style-name="P1">Aim : To familiarise with basic linux commands</text:p>
      <text:p text:style-name="P1"/>
      <text:p text:style-name="P1">1. cat</text:p>
      <text:p text:style-name="P1"><text:tab/>Purpose : Sends file contents to standard output. To view content of file in terminal</text:p>
      <text:p text:style-name="P1"><text:tab/>Usage : cat &lt;filename&gt;</text:p>
      <text:p text:style-name="P1"><text:tab/>eg.</text:p>
      <text:p text:style-name="P1"><text:tab/><text:tab/>input : cat hello.txt</text:p>
      <text:p text:style-name="P1"><text:tab/><text:tab/>output : Hello World <text:span text:style-name="T14">(the content of the file hello.txt will displayes)</text:span></text:p>
      <text:p text:style-name="P1">2. cd</text:p>
      <text:p text:style-name="P1"><text:tab/>Purpose : To change directory</text:p>
      <text:p text:style-name="P1"><text:tab/>Usage : cd &lt;directory path&gt;</text:p>
      <text:p text:style-name="P1"><text:tab/>eg.</text:p>
      <text:p text:style-name="P1"><text:tab/><text:tab/>input : cd Desktop</text:p>
      <text:p text:style-name="P3"><text:tab/><text:tab/>output : /home/s1767/Desktop (directory changed into desktop)</text:p>
      <text:p text:style-name="P1">3. cd /home</text:p>
      <text:p text:style-name="P1"><text:tab/>Purpose : To change working directory into home</text:p>
      <text:p text:style-name="P1"><text:tab/>Usage : cd /home </text:p>
      <text:p text:style-name="P1"><text:tab/>eg.</text:p>
      <text:p text:style-name="P1"><text:tab/><text:tab/>input : cd /home</text:p>
      <text:p text:style-name="P1"><text:tab/><text:tab/>output : /home (directory changed into home)</text:p>
      <text:p text:style-name="P1">4. cd ..</text:p>
      <text:p text:style-name="P1"><text:tab/>Purpose : To change working directory into parent directory</text:p>
      <text:p text:style-name="P1"><text:tab/>Usage : cd ..</text:p>
      <text:p text:style-name="P1"><text:tab/>eg.</text:p>
      <text:p text:style-name="P1"><text:tab/><text:tab/>input : cd ..</text:p>
      <text:p text:style-name="P4"><text:tab/><text:tab/>output : ~/Desktop/s4$ cd ..</text:p>
      <text:p text:style-name="P4"><text:tab/><text:tab/><text:tab/><text:tab/> ~/Desktop$ </text:p>
      <text:p text:style-name="P4"><text:s text:c="2"/><text:tab/><text:tab/><text:tab/><text:tab/> directory <text:span text:style-name="T14">will </text:span>changed to parent directory of current directory</text:p>
      <text:p text:style-name="P1">5. cd ~</text:p>
      <text:p text:style-name="P1"><text:tab/>Purpose : To change working directory into root directory</text:p>
      <text:p text:style-name="P1"><text:tab/>Usage : cd ~</text:p>
      <text:p text:style-name="P1"><text:tab/>eg.</text:p>
      <text:p text:style-name="P1"><text:tab/><text:tab/>input : cd ~</text:p>
      <text:p text:style-name="P4"><text:tab/><text:tab/>output :<text:tab/>~/Desktop$ cd ~</text:p>
      <text:p text:style-name="P4"><text:tab/><text:tab/><text:tab/><text:tab/>~$ </text:p>
      <text:p text:style-name="P4"><text:tab/><text:tab/><text:tab/><text:tab/>directory changed into root directory</text:p>
      <text:p text:style-name="P1">6. cp</text:p>
      <text:p text:style-name="P1"><text:tab/>Purpose : To copy files and directories <text:span text:style-name="T14">to another directory</text:span></text:p>
      <text:p text:style-name="P1"><text:tab/>Usage : cp &lt;source file/directory&gt; &lt;destination file/directory&gt;</text:p>
      <text:p text:style-name="P1"><text:tab/>eg.</text:p>
      <text:p text:style-name="P1"><text:tab/><text:tab/>input : cp example1.txt example2.txt</text:p>
      <text:p text:style-name="P4"><text:tab/><text:tab/><text:span text:style-name="T13">output : ~/Desktop/s4$ touch a.txt</text:span></text:p>
      <text:p text:style-name="P4"><text:tab/><text:tab/><text:tab/><text:tab/>~/Desktop/s4$ cp a.txt b.sh</text:p>
      <text:p text:style-name="P4"><text:tab/><text:tab/><text:tab/><text:tab/>~/Desktop/s4$ ls</text:p>
      <text:p text:style-name="P4"><text:tab/><text:tab/><text:tab/><text:tab/> a.txt <text:s/>b.sh</text:p>
      <text:p text:style-name="P5"><text:tab/><text:tab/><text:tab/><text:tab/></text:p>
      <text:p text:style-name="P5"><text:tab/><text:tab/><text:tab/><text:tab/>If there is no existing file in the folder then create a new file <text:span text:style-name="T15">named</text:span> </text:p>
      <text:p text:style-name="P27"><text:tab/><text:tab/><text:tab/> <text:s text:c="3"/>If exapmle2.txt is already exists, the content of example2.txt is over write.</text:p>
      <text:p text:style-name="P27"><text:soft-page-break/></text:p>
      <text:p text:style-name="P1"/>
      <text:p text:style-name="P1">7. cp -i</text:p>
      <text:p text:style-name="P1"><text:tab/>Purpose : -i used to prompt a warning dialogue before overwrite</text:p>
      <text:p text:style-name="P1"><text:tab/>Usage : cp &lt;source file/directory&gt; &lt;destination file/directory&gt;</text:p>
      <text:p text:style-name="P1"><text:tab/>eg.</text:p>
      <text:p text:style-name="P1"><text:tab/><text:tab/>input : cp -i example1.txt example2.txt</text:p>
      <text:p text:style-name="P5"><text:tab/><text:tab/>output : ~/Desktop/s4$ cp -i b.sh a.txt</text:p>
      <text:p text:style-name="P5"><text:tab/><text:tab/><text:tab/><text:tab/>cp: overwrite 'a.txt'? y</text:p>
      <text:p text:style-name="P5"><text:tab/><text:tab/><text:tab/><text:tab/>~/Desktop/s4$ ls</text:p>
      <text:p text:style-name="P5"><text:tab/><text:tab/><text:tab/><text:tab/>a.txt <text:s/>b.sh</text:p>
      <text:p text:style-name="P5"/>
      <text:p text:style-name="P5"><text:tab/><text:tab/><text:tab/><text:tab/>If exapmle2.txt is already exists, <text:span text:style-name="T45">a</text:span> prompt <text:span text:style-name="T45">will desplay </text:span>before overwrite.</text:p>
      <text:p text:style-name="P1">8. dd</text:p>
      <text:p text:style-name="P1"><text:tab/>Purpose : convert and copy a file</text:p>
      <text:p text:style-name="P1"><text:tab/>Usage : dd &lt;source file path&gt; &lt;destination file path&gt;</text:p>
      <text:p text:style-name="P1"><text:tab/>eg.</text:p>
      <text:p text:style-name="P1"><text:tab/><text:tab/>input : dd if=”/Desktop/s3/a.txt” of=”/Desktop/s4/b.doc”</text:p>
      <text:p text:style-name="P1"><text:tab/><text:tab/>output : 0+1 records in</text:p>
      <text:p text:style-name="P1"><text:tab/><text:tab/><text:tab/><text:tab/> 0+1 records out</text:p>
      <text:p text:style-name="P6"><text:tab/><text:tab/><text:tab/><text:tab/> 3 bytes copied, 0.000197546 s, 15.2 kB/s </text:p>
      <text:p text:style-name="P6"><text:tab/><text:tab/><text:tab/><text:tab/> <text:span text:style-name="T16">(</text:span>content in file a.txt will saved into b.doc<text:span text:style-name="T16">)</text:span></text:p>
      <text:p text:style-name="P1">9. ln</text:p>
      <text:p text:style-name="P1"><text:tab/>Purpose : creates links between files</text:p>
      <text:p text:style-name="P1"><text:tab/>Usage : <text:span text:style-name="T17">l</text:span>n &lt;file1&gt; &lt;file2&gt;</text:p>
      <text:p text:style-name="P1"><text:tab/>eg.</text:p>
      <text:p text:style-name="P1"><text:tab/><text:tab/>input : ls example1.txt example2.txt</text:p>
      <text:p text:style-name="P7"><text:tab/><text:tab/>output : ~/Desktop/s4$ ln a.txt c.doc</text:p>
      <text:p text:style-name="P7"><text:tab/><text:tab/><text:tab/><text:tab/> ~/Desktop/s4$ ls</text:p>
      <text:p text:style-name="P7"><text:s/><text:tab/><text:tab/><text:tab/><text:tab/> a.txt <text:s/>b.sh <text:s/>c.doc</text:p>
      <text:p text:style-name="P7"><text:tab/><text:tab/><text:tab/><text:tab/> </text:p>
      <text:p text:style-name="P7"><text:tab/><text:tab/><text:tab/><text:tab/>This will create link to <text:span text:style-name="T18">c.doc</text:span> from <text:span text:style-name="T18">a.txt</text:span></text:p>
      <text:p text:style-name="P1">10. locate</text:p>
      <text:p text:style-name="P1"><text:tab/>Purpose : To find files in the system <text:span text:style-name="T46">or to locate path of a file</text:span></text:p>
      <text:p text:style-name="P1"><text:tab/>Usage : locate &lt;file_name&gt;</text:p>
      <text:p text:style-name="P1"><text:tab/>eg.</text:p>
      <text:p text:style-name="P1"><text:tab/><text:tab/>input : locate exampl<text:span text:style-name="T19">e</text:span>1.txt</text:p>
      <text:p text:style-name="P1"><text:tab/><text:tab/>output : /home/s1767/Desktop/s3/</text:p>
      <text:p text:style-name="P1">11. ls</text:p>
      <text:p text:style-name="P1"><text:tab/>Purpose : list files and folders in the current directory. ‘-l’ is used to show ownership <text:tab/><text:tab/><text:tab/> <text:s text:c="3"/>properties and ‘-a’ is used to all files including hidden</text:p>
      <text:p text:style-name="P1"><text:tab/>Usage : ls [-l] [-a]</text:p>
      <text:p text:style-name="P1"><text:tab/>eg.</text:p>
      <text:p text:style-name="P1"><text:tab/><text:tab/>input : ls</text:p>
      <text:p text:style-name="P1"><text:tab/><text:tab/>output : Desktop Downloads Music Public Video Documents Pictures Template</text:p>
      <text:p text:style-name="P1"><text:tab/><text:tab/></text:p>
      <text:p text:style-name="P1"><text:tab/><text:tab/><text:span text:style-name="T20">input : ls -la</text:span></text:p>
      <text:p text:style-name="P1"><text:tab/><text:tab/><text:span text:style-name="T20">output : ~/Desktop/s4$ ls -la</text:span></text:p>
      <text:p text:style-name="P1"><text:tab/><text:tab/><text:tab/><text:tab/>drwxr-xr-x 2 s1767 4096 Feb 14 20:58 .</text:p>
      <text:p text:style-name="P1"><text:tab/><text:tab/><text:tab/><text:tab/>drwxr-xr-x 3 s1767 4096 Feb 14 20:25 ..</text:p>
      <text:p text:style-name="P1"><text:tab/><text:tab/><text:tab/><text:tab/>-rwxr-xr-x 2 s1767 <text:s/>0 Feb 14 20:56 a.txt</text:p>
      <text:p text:style-name="P1"><text:tab/><text:tab/><text:tab/><text:tab/>-rw-r--r-- 1 s1767 0 Feb 14 20:54 b.s<text:span text:style-name="T47">h</text:span></text:p>
      <text:p text:style-name="P1"><text:soft-page-break/>12. mv</text:p>
      <text:p text:style-name="P1"><text:tab/>Purpose : Move the file or directory into some oth directory</text:p>
      <text:p text:style-name="P1"><text:tab/>Usage : locate <text:s/>&lt;file/directory_name&gt; <text:s/>&lt;destination_folder&gt;</text:p>
      <text:p text:style-name="P1"><text:tab/>eg.</text:p>
      <text:p text:style-name="P1"><text:tab/><text:tab/>input : mv example1.txt s<text:span text:style-name="T21">4</text:span>/programs/</text:p>
      <text:p text:style-name="P8"><text:tab/><text:tab/>output : ~/Desktop/s4$ mv a.txt new/</text:p>
      <text:p text:style-name="P8"><text:tab/><text:tab/><text:tab/><text:tab/> ~/Desktop/s4$ ls new/</text:p>
      <text:p text:style-name="P8"><text:tab/><text:tab/><text:tab/><text:tab/> a.txt</text:p>
      <text:p text:style-name="P8"><text:tab/><text:tab/><text:tab/><text:tab/> file example1.txt moved into programs folder</text:p>
      <text:p text:style-name="P1">13. pwd</text:p>
      <text:p text:style-name="P1"><text:tab/>Purpose : show present working directory</text:p>
      <text:p text:style-name="P1"><text:tab/>Usage : pwd</text:p>
      <text:p text:style-name="P1"><text:tab/>eg.</text:p>
      <text:p text:style-name="P1"><text:tab/><text:tab/>input : pwd</text:p>
      <text:p text:style-name="P1"><text:tab/><text:tab/>output : /home/s1767/Desktop/s4</text:p>
      <text:p text:style-name="P1">14. logout</text:p>
      <text:p text:style-name="P1"><text:tab/>Purpose : to logout of a login shell session or secure shell session.</text:p>
      <text:p text:style-name="P1"><text:tab/>Usage : logout</text:p>
      <text:p text:style-name="P1"><text:tab/>eg.</text:p>
      <text:p text:style-name="P1"><text:tab/><text:tab/>input : logout</text:p>
      <text:p text:style-name="P1"><text:tab/><text:tab/>output : the current login session will be logout</text:p>
      <text:p text:style-name="P1"/>
      <text:p text:style-name="P1">15. shutdown</text:p>
      <text:p text:style-name="P1"><text:tab/>Purpose : to shutdown the system</text:p>
      <text:p text:style-name="P1"><text:tab/>Usage : shutdown</text:p>
      <text:p text:style-name="P1"><text:tab/>eg.</text:p>
      <text:p text:style-name="P1"><text:tab/><text:tab/>input : shutdown</text:p>
      <text:p text:style-name="P1"><text:tab/><text:tab/>output : the system will be shutdown</text:p>
      <text:p text:style-name="P1">16. Redirecting symbols : &gt; , &gt;&gt; , &lt;</text:p>
      <text:p text:style-name="P1"><text:tab/>Purpose : To write an output result into a file or read file content into terminal</text:p>
      <text:p text:style-name="P1"><text:tab/>Usage : These are used with other linux command</text:p>
      <text:p text:style-name="P1"><text:tab/>eg.</text:p>
      <text:p text:style-name="P1"><text:tab/><text:tab/>input : ls &gt; filename</text:p>
      <text:p text:style-name="P1"><text:tab/><text:tab/>output : this will write output of ls command into file</text:p>
      <text:p text:style-name="P1"/>
      <text:p text:style-name="P1"><text:tab/><text:tab/>input : cat &lt; file1</text:p>
      <text:p text:style-name="P1"><text:tab/><text:tab/>output : this will take input for cat command from file named file1</text:p>
      <text:p text:style-name="P70"/>
      <text:p text:style-name="P70"><text:span text:style-name="T37">17. </text:span>Pipelining : |</text:p>
      <text:p text:style-name="P9"><text:tab/><text:tab/>Purpose : to connect to more commands and give output instead for typing <text:tab/><text:tab/><text:tab/><text:tab/><text:tab/> <text:s text:c="3"/>multiple commands.</text:p>
      <text:p text:style-name="P9"><text:tab/><text:tab/>Usage : &lt;command 1&gt; | &lt;command 2&gt; | &lt;command 3&gt;</text:p>
      <text:p text:style-name="P9"/>
      <text:p text:style-name="P9"><text:tab/>eg.</text:p>
      <text:p text:style-name="P9"><text:tab/><text:tab/>input : ls | sort</text:p>
      <text:p text:style-name="P9"><text:tab/><text:tab/>output : this will sort the output of the command ‘ls’ and display in terminal.</text:p>
      <text:p text:style-name="P10"><text:tab/><text:tab/><text:tab/><text:tab/>bin</text:p>
      <text:p text:style-name="P10"><text:tab/><text:tab/><text:tab/><text:tab/>boot</text:p>
      <text:p text:style-name="P10"><text:tab/><text:tab/><text:tab/><text:tab/>dev</text:p>
      <text:p text:style-name="P10"><text:tab/><text:tab/><text:tab/><text:tab/>etc</text:p>
      <text:p text:style-name="P10"><text:tab/><text:tab/><text:tab/><text:tab/>home</text:p>
      <text:p text:style-name="P10"><text:tab/><text:tab/><text:tab/><text:tab/>lib</text:p>
      <text:p text:style-name="P10"><text:soft-page-break/><text:tab/><text:tab/><text:tab/><text:tab/>lost+found</text:p>
      <text:p text:style-name="P10"><text:tab/><text:tab/><text:tab/><text:tab/>media</text:p>
      <text:p text:style-name="P10"><text:tab/><text:tab/><text:tab/><text:tab/>mnt</text:p>
      <text:p text:style-name="P10"><text:tab/><text:tab/><text:tab/><text:tab/>root</text:p>
      <text:p text:style-name="P10"><text:tab/><text:tab/><text:tab/><text:tab/>sbin</text:p>
      <text:p text:style-name="P10"><text:tab/><text:tab/><text:tab/><text:tab/>sys</text:p>
      <text:p text:style-name="P10"><text:tab/><text:tab/><text:tab/><text:tab/>tmp</text:p>
      <text:p text:style-name="P10"><text:tab/><text:tab/><text:tab/><text:tab/>usr</text:p>
      <text:p text:style-name="P10"><text:tab/><text:tab/><text:tab/><text:tab/>var</text:p>
      <text:p text:style-name="P1">1<text:span text:style-name="T37">8</text:span>. sort</text:p>
      <text:p text:style-name="P1"><text:tab/>Purpose : to sort contents in a file</text:p>
      <text:p text:style-name="P1"><text:tab/>Usage : sort [-r] &lt;file_name&gt; . -r will sort the contents in reverse order</text:p>
      <text:p text:style-name="P1"><text:tab/>eg.</text:p>
      <text:p text:style-name="P1"><text:tab/><text:tab/>input : sort <text:span text:style-name="T48">new1</text:span></text:p>
      <text:p text:style-name="P1"><text:tab/><text:tab/>output : <text:span text:style-name="T48">file.sh</text:span></text:p>
      <text:p text:style-name="P1"><text:tab/><text:tab/><text:tab/><text:tab/><text:span text:style-name="T48">new.c</text:span></text:p>
      <text:p text:style-name="P1"><text:tab/><text:tab/><text:tab/><text:tab/><text:span text:style-name="T48">sample.py</text:span></text:p>
      <text:p text:style-name="P1"><text:tab/><text:tab/><text:tab/><text:tab/></text:p>
      <text:p text:style-name="P1"><text:span text:style-name="T23">19.</text:span> fg</text:p>
      <text:p text:style-name="P1"><text:tab/>Purpose : to send current job into background</text:p>
      <text:p text:style-name="P1"><text:tab/>Usage : fg</text:p>
      <text:p text:style-name="P1"><text:tab/>eg.</text:p>
      <text:p text:style-name="P1"><text:tab/><text:tab/>input : fg</text:p>
      <text:p text:style-name="P1"><text:tab/><text:tab/>output : current foreground job will send to background</text:p>
      <text:p text:style-name="P1"><text:span text:style-name="T23">20</text:span>. chmod</text:p>
      <text:p text:style-name="P1"><text:tab/>Purpose : to change permision of a file/directory</text:p>
      <text:p text:style-name="P1"><text:tab/>Usage : chmod [a,u,g,o][+,-][r,w,x] filenames . 4-write, 2-read, 1-execute</text:p>
      <text:p text:style-name="P1"><text:tab/>eg.</text:p>
      <text:p text:style-name="P1"><text:tab/><text:tab/>input : chmod 317 filename</text:p>
      <text:p text:style-name="P11"><text:tab/><text:tab/>output : --wx--xrwx 1 s1767 0 Feb 14 23:57 abc</text:p>
      <text:p text:style-name="P11"><text:tab/><text:tab/><text:tab/><text:tab/>this will give read &amp; write permission to user, execute permission to other <text:tab/><text:tab/><text:tab/><text:tab/>and read,write &amp; execute permission to others for the file</text:p>
      <text:p text:style-name="P6"><text:tab/><text:tab/></text:p>
      <text:p text:style-name="P6"><text:tab/><text:tab/>input : chmode +x file/directory_name</text:p>
      <text:p text:style-name="P11"><text:tab/><text:tab/>output : -rwxr-xr-x 1 s1767 0 Feb 14 23:57 abc</text:p>
      <text:p text:style-name="P11"><text:tab/><text:tab/><text:tab/><text:tab/> this will give execute permission to the file/directory</text:p>
      <text:p text:style-name="P64">2<text:span text:style-name="T23">1</text:span>. touch</text:p>
      <text:p text:style-name="P65"><text:tab/><text:span text:style-name="T1">Purpose : to </text:span><text:span text:style-name="T2">create an empty file</text:span></text:p>
      <text:p text:style-name="P12"><text:tab/>Usage : <text:span text:style-name="T24">touch &lt;filename&gt;</text:span></text:p>
      <text:p text:style-name="P12"><text:tab/>eg.</text:p>
      <text:p text:style-name="P12"><text:tab/><text:tab/>input : <text:span text:style-name="T24">touch abc.c</text:span></text:p>
      <text:p text:style-name="P12"><text:tab/><text:tab/>output : <text:span text:style-name="T24">this create an empty file abc.c</text:span></text:p>
      <text:p text:style-name="P40">22. rm</text:p>
      <text:p text:style-name="P40"><text:tab/>Purpose : to delete a file</text:p>
      <text:p text:style-name="P12"><text:tab/>Usage : <text:span text:style-name="T24">rm &lt;filename&gt;</text:span></text:p>
      <text:p text:style-name="P12"><text:tab/>eg.</text:p>
      <text:p text:style-name="P12"><text:tab/><text:tab/>input : <text:span text:style-name="T24">rm abc.c</text:span></text:p>
      <text:p text:style-name="P12"><text:tab/><text:tab/>output : <text:span text:style-name="T24">the file abc.c will be removed</text:span></text:p>
      <text:p text:style-name="P12"/>
      <text:p text:style-name="P40">23. <text:span text:style-name="T25">head</text:span></text:p>
      <text:p text:style-name="P41"><text:tab/>Purpose : to <text:span text:style-name="T25">display first 10 lines of a line</text:span></text:p>
      <text:p text:style-name="P13"><text:tab/>Usage : <text:span text:style-name="T25">head &lt;filename&gt;</text:span></text:p>
      <text:p text:style-name="P13"><text:soft-page-break/><text:tab/>eg.</text:p>
      <text:p text:style-name="P13"><text:tab/><text:tab/>input : <text:span text:style-name="T25">head new.c</text:span></text:p>
      <text:p text:style-name="P13"><text:tab/><text:tab/>output : fd</text:p>
      <text:p text:style-name="P13"><text:tab/><text:tab/><text:tab/><text:tab/>hai</text:p>
      <text:p text:style-name="P13"><text:tab/><text:tab/><text:tab/><text:tab/>hello</text:p>
      <text:p text:style-name="P13"><text:tab/><text:tab/><text:tab/><text:tab/>world</text:p>
      <text:p text:style-name="P13"><text:tab/><text:tab/><text:tab/><text:tab/>c</text:p>
      <text:p text:style-name="P13"><text:tab/><text:tab/><text:tab/><text:tab/>java</text:p>
      <text:p text:style-name="P13"><text:tab/><text:tab/><text:tab/><text:tab/>foss</text:p>
      <text:p text:style-name="P43">24. tail</text:p>
      <text:p text:style-name="P42"><text:tab/>Purpose : to <text:span text:style-name="T25">display last 10 lines of a line</text:span></text:p>
      <text:p text:style-name="P14"><text:tab/>Usage : <text:span text:style-name="T26">tail &lt;filename&gt;</text:span></text:p>
      <text:p text:style-name="P14"><text:tab/>eg.</text:p>
      <text:p text:style-name="P14"><text:tab/><text:tab/>input : <text:span text:style-name="T26">tail pgm.c</text:span></text:p>
      <text:p text:style-name="P14"><text:tab/><text:tab/>output : for(i=1; i&lt;=rows; ++i)</text:p>
      <text:p text:style-name="P14"><text:s text:c="4"/><text:tab/><text:tab/><text:tab/><text:tab/>{</text:p>
      <text:p text:style-name="P14"><text:s text:c="4"/><text:tab/><text:tab/><text:tab/><text:tab/> <text:s text:c="3"/>for(j=1; j&lt;=i; ++j)</text:p>
      <text:p text:style-name="P14"><text:s text:c="6"/><text:tab/> <text:s text:c="5"/><text:tab/><text:tab/><text:tab/> <text:s text:c="3"/>{</text:p>
      <text:p text:style-name="P14"><text:tab/><text:tab/><text:tab/><text:tab/><text:tab/>printf("* ");</text:p>
      <text:p text:style-name="P14"><text:s text:c="3"/><text:tab/><text:tab/><text:tab/><text:tab/> <text:s text:c="3"/><text:span text:style-name="T26">}</text:span></text:p>
      <text:p text:style-name="P14"><text:s text:c="3"/><text:tab/><text:tab/><text:tab/><text:tab/> <text:s text:c="4"/>printf("\n");</text:p>
      <text:p text:style-name="P14"><text:s text:c="3"/><text:tab/><text:tab/><text:tab/><text:tab/> }</text:p>
      <text:p text:style-name="P14"><text:s text:c="3"/><text:tab/><text:tab/><text:tab/><text:tab/> return 0;</text:p>
      <text:p text:style-name="P14"><text:tab/><text:tab/><text:tab/><text:tab/>}</text:p>
      <text:p text:style-name="P43"/>
      <text:p text:style-name="P66">2<text:span text:style-name="T27">5</text:span>. <text:span text:style-name="T27">man</text:span> </text:p>
      <text:p text:style-name="P66"><text:tab/><text:span text:style-name="T1">Purpose : to </text:span><text:span text:style-name="T3">display description about a command</text:span></text:p>
      <text:p text:style-name="P15"><text:tab/>Usage : <text:span text:style-name="T27">man &lt;command&gt;</text:span></text:p>
      <text:p text:style-name="P15"><text:tab/>eg.</text:p>
      <text:p text:style-name="P15"><text:tab/><text:tab/>input : <text:span text:style-name="T27">man cls</text:span></text:p>
      <text:p text:style-name="P16"><text:tab/><text:tab/>output : <text:span text:style-name="T29">this will display details about ls command</text:span></text:p>
      <text:p text:style-name="P44"><text:tab/><text:tab/><text:tab/><text:tab/>NAME</text:p>
      <text:p text:style-name="P45"><text:s text:c="5"/><text:tab/><text:tab/> <text:s text:c="6"/><text:tab/><text:tab/> ls - list directory contents</text:p>
      <text:p text:style-name="P45"/>
      <text:p text:style-name="P45"><text:tab/><text:tab/><text:tab/><text:tab/>SYNOPSIS</text:p>
      <text:p text:style-name="P45"><text:s text:c="6"/><text:tab/><text:tab/><text:tab/><text:tab/><text:tab/> ls [OPTION]... [FILE]...</text:p>
      <text:p text:style-name="P45"/>
      <text:p text:style-name="P45"><text:tab/><text:tab/><text:tab/><text:tab/>DESCRIPTION</text:p>
      <text:p text:style-name="P45"><text:tab/><text:tab/><text:tab/><text:tab/> <text:s text:c="6"/>List <text:s/>information <text:s/>about <text:s/>the FILEs (the current directory by default).</text:p>
      <text:p text:style-name="P45"><text:tab/><text:tab/><text:tab/><text:tab/> <text:s text:c="6"/>Sort entries alphabetically if none of -cftuvSUX nor --sort <text:s/>is <text:s/>specified.</text:p>
      <text:p text:style-name="P45"><text:tab/><text:tab/><text:tab/><text:tab/><text:tab/> ..........</text:p>
      <text:p text:style-name="P30">26. <text:span text:style-name="T30">echo</text:span></text:p>
      <text:p text:style-name="P67"><text:tab/><text:span text:style-name="T1">Purpose : to </text:span><text:span text:style-name="T4">display a text</text:span></text:p>
      <text:p text:style-name="P17"><text:tab/>Usage : <text:span text:style-name="T30">echo &lt;“text”&gt;</text:span></text:p>
      <text:p text:style-name="P17"><text:tab/>eg.</text:p>
      <text:p text:style-name="P17"><text:tab/><text:tab/>input : <text:span text:style-name="T30">echo “hello world”</text:span></text:p>
      <text:p text:style-name="P31"><text:tab/><text:tab/>output : <text:s/><text:span text:style-name="T30">hello world</text:span></text:p>
      <text:p text:style-name="P46">27. chown</text:p>
      <text:p text:style-name="P46"><text:tab/> <text:span text:style-name="T22"><text:tab/>Purpose : to </text:span>change ownership of a file/folder</text:p>
      <text:p text:style-name="P18"><text:tab/><text:tab/>Usage : <text:span text:style-name="T34">chown &lt;username&gt; &lt;file/folder name&gt;</text:span></text:p>
      <text:p text:style-name="P18"><text:tab/><text:tab/>eg.</text:p>
      <text:p text:style-name="P18"><text:tab/><text:tab/><text:tab/>input : <text:span text:style-name="T34">chown user2 pgm1.c</text:span></text:p>
      <text:p text:style-name="P32"><text:soft-page-break/><text:tab/><text:tab/><text:tab/>output : <text:s/><text:span text:style-name="T35">ownership of pgm1.c is changed to user2</text:span></text:p>
      <text:p text:style-name="P47">28. history</text:p>
      <text:p text:style-name="P47"><text:span text:style-name="T22"><text:tab/>Purpose : to display </text:span>previously used commands</text:p>
      <text:p text:style-name="P19"><text:tab/>Usage : <text:span text:style-name="T30">echo &lt;“text”&gt;</text:span></text:p>
      <text:p text:style-name="P19"><text:tab/>eg.</text:p>
      <text:p text:style-name="P19"><text:tab/><text:tab/>input : <text:span text:style-name="T30">echo “hello world”</text:span></text:p>
      <text:p text:style-name="P33"><text:tab/><text:tab/>output : 1 <text:s/>sudo apt install vim</text:p>
      <text:p text:style-name="P33"><text:s text:c="2"/><text:tab/><text:tab/><text:tab/><text:tab/>2 <text:s/>nmtui</text:p>
      <text:p text:style-name="P33"><text:s text:c="2"/><text:tab/><text:tab/><text:tab/><text:tab/>3 <text:s/>ls</text:p>
      <text:p text:style-name="P33"><text:s text:c="2"/><text:tab/><text:tab/><text:tab/><text:tab/>4 <text:s/>cd Downloads/</text:p>
      <text:p text:style-name="P33"><text:s text:c="2"/><text:tab/><text:tab/><text:tab/><text:tab/>5 <text:s/><text:span text:style-name="T36">cd...............</text:span></text:p>
      <text:p text:style-name="P48">29. <text:span text:style-name="T38">uniq</text:span></text:p>
      <text:p text:style-name="P49"><text:tab/>Purpose : to remove duplicate entries from a sorted list</text:p>
      <text:p text:style-name="P20"><text:tab/>Usage : <text:span text:style-name="T38">uniq &lt;filename&gt;</text:span></text:p>
      <text:p text:style-name="P20"><text:tab/>eg.</text:p>
      <text:p text:style-name="P20"><text:tab/><text:tab/>input : <text:span text:style-name="T38">uniq hello.txt</text:span></text:p>
      <text:p text:style-name="P34"><text:tab/><text:tab/>output : <text:span text:style-name="T38">if hello is sorted, then duplicate entries are removed and display distinct <text:tab/><text:tab/><text:tab/><text:tab/>entries</text:span></text:p>
      <text:p text:style-name="P35"><text:tab/><text:tab/><text:tab/><text:tab/><text:span text:style-name="T48">file.sh</text:span></text:p>
      <text:p text:style-name="P21"><text:tab/><text:tab/><text:tab/><text:tab/><text:span text:style-name="T48">new.c</text:span></text:p>
      <text:p text:style-name="P21"><text:tab/><text:tab/><text:tab/><text:tab/><text:span text:style-name="T48">sample.py</text:span></text:p>
      <text:p text:style-name="P52">30. curl</text:p>
      <text:p text:style-name="P50"><text:tab/>Purpose : to transfer data from or to a server</text:p>
      <text:p text:style-name="P22"><text:tab/>Usage : <text:span text:style-name="T39">curl &lt;url&gt;</text:span></text:p>
      <text:p text:style-name="P22"><text:tab/>eg.</text:p>
      <text:p text:style-name="P22"><text:tab/><text:tab/>input : <text:span text:style-name="T39">curl www.google.com</text:span></text:p>
      <text:p text:style-name="P36"><text:tab/><text:tab/>output : &lt;!doctype html&gt;&lt;htmlitemscope=""itemtype="http://schema.org/WebPage"</text:p>
      <text:p text:style-name="P36"><text:tab/><text:tab/><text:tab/><text:tab/>lang="en-IN"&gt;&lt;head&gt;&lt;meta content="text/html; charset=UTF-8" http-<text:tab/><text:tab/><text:tab/><text:tab/><text:tab/>equiv="Content-Type"&gt;&lt;meta content="/images/branding/googleg/1x/</text:p>
      <text:p text:style-name="P36"><text:tab/><text:tab/><text:tab/><text:tab/>googleg_standard_color_128dp.png"itemprop="image"&gt;&lt;title&gt;Google</text:p>
      <text:p text:style-name="P36"><text:tab/><text:tab/><text:tab/><text:tab/>&lt;/title&gt;&lt;script nonce="9j7rNq95wN3rd4yO0OofIQ=="&gt;(function()<text:tab/><text:tab/><text:tab/><text:tab/><text:tab/><text:tab/>{window.google={kEI:'fsFlXIWtEYH..........................</text:p>
      <text:p text:style-name="P53">31. wget</text:p>
      <text:p text:style-name="P51"><text:tab/>Purpose : to download file from a url</text:p>
      <text:p text:style-name="P2"><text:tab/>Usage : <text:span text:style-name="T40">wget &lt;url&gt;</text:span></text:p>
      <text:p text:style-name="P2"><text:tab/>eg.</text:p>
      <text:p text:style-name="P2"><text:span text:style-name="T50"><text:tab/><text:tab/>input :</text:span><text:span text:style-name="T51"> </text:span><text:span text:style-name="T52">wget </text:span><text:a xlink:type="simple" xlink:href="http://index-of.es/Programming/C/O'Reilly%20-%20Practical%20C" text:style-name="Internet_20_link" text:visited-style-name="Visited_20_Internet_20_Link"><text:span text:style-name="T42">http://index-of.es/Programming/C/O'Reilly%20-%20Practical%20C</text:span></text:a><text:span text:style-name="T52"><text:tab/><text:tab/><text:tab/><text:tab/> <text:s text:c="3"/>%20Programming.pdf</text:span></text:p>
      <text:p text:style-name="P58"><text:tab/><text:tab/>output : --2019-02-15 01:10:25--</text:p>
      <text:p text:style-name="P28"><text:span text:style-name="T51"><text:tab/><text:tab/><text:tab/><text:tab/></text:span><text:a xlink:type="simple" xlink:href="http://index-of.es/Programming/C/O'Reilly%20-%20Practical%20C" text:style-name="Internet_20_link" text:visited-style-name="Visited_20_Internet_20_Link"><text:span text:style-name="T41">http://index-of.es/Programming/C/O'Reilly%20-%20Practical%20C</text:span></text:a><text:span text:style-name="T51"><text:tab/><text:tab/><text:tab/><text:tab/><text:tab/><text:tab/>%20Programming.pdf</text:span></text:p>
      <text:p text:style-name="P58"><text:tab/><text:tab/><text:tab/><text:tab/>Resolving sv4avadl.uploadt.com (sv4avadl.uploadt.com)... 185.191.76.8</text:p>
      <text:p text:style-name="P58"><text:tab/><text:tab/><text:tab/><text:tab/>Connecting to sv4avadl.uploadt.com (sv4avadl.uploadt.com)|<text:tab/><text:tab/><text:tab/><text:tab/><text:tab/><text:tab/><text:tab/>185.191.76.8|:80... connected.</text:p>
      <text:p text:style-name="P58"><text:tab/><text:tab/><text:tab/><text:tab/>HTTP request sent, awaiting response... 200 OK</text:p>
      <text:p text:style-name="P28"><text:span text:style-name="T51"><text:tab/><text:tab/><text:tab/><text:tab/>Saving to: ‘</text:span><text:a xlink:type="simple" xlink:href="http://index-of.es/Programming/C/O'Reilly%20-%20Practical%20C" text:style-name="Internet_20_link" text:visited-style-name="Visited_20_Internet_20_Link"><text:span text:style-name="T50">O'Reilly-Practical-C</text:span></text:a><text:span text:style-name="T51">-Programming.pdf’</text:span></text:p>
      <text:p text:style-name="P28"/>
      <text:p text:style-name="P29"><text:span text:style-name="T50"><text:s/><text:tab/><text:tab/><text:tab/><text:tab/></text:span><text:a xlink:type="simple" xlink:href="http://index-of.es/Programming/C/O'Reilly%20-%20Practical%20C" text:style-name="Internet_20_link" text:visited-style-name="Visited_20_Internet_20_Link"><text:span text:style-name="T50">O'Reilly-Practical-C</text:span></text:a><text:span text:style-name="T51">-Programming.pdf</text:span><text:span text:style-name="T50"> <text:s text:c="2"/>0%[ <text:s text:c="17"/>] 602.14K <text:s text:c="2"/>206KB/s</text:span></text:p>
      <text:p text:style-name="P54"/>
      <text:p text:style-name="P54">32. ftp</text:p>
      <text:p text:style-name="P23"><text:span text:style-name="T22"><text:tab/>Purpose : </text:span>to connect to an FTP server, up- and download files and create directories.</text:p>
      <text:p text:style-name="P23"><text:tab/>Usage : <text:span text:style-name="T43">ftp &lt;url&gt;</text:span></text:p>
      <text:p text:style-name="P23"><text:soft-page-break/><text:tab/>eg.</text:p>
      <text:p text:style-name="P62"><text:span text:style-name="T7"><text:tab/><text:tab/>Input :</text:span><text:span text:style-name="T10"> </text:span><text:span text:style-name="T11">ftp </text:span><text:span text:style-name="Source_20_Text"><text:span text:style-name="T31">192.168.0.1</text:span></text:span></text:p>
      <text:p text:style-name="P60"><text:tab/><text:tab/>output : Connected to 192.168.0.1</text:p>
      <text:p text:style-name="P59"><text:tab/><text:tab/><text:tab/><text:tab/>220 Welcome to ftp service</text:p>
      <text:p text:style-name="P59"><text:tab/><text:tab/><text:tab/><text:tab/>Name(192.168.0.1:localuser): </text:p>
      <text:p text:style-name="P55">33. ssh</text:p>
      <text:p text:style-name="P68"><text:tab/><text:span text:style-name="T1">Purpose : </text:span><text:span text:style-name="T4">for logging into a remote machine and for executing commands on a remote <text:tab/><text:tab/><text:tab/><text:tab/>machine.</text:span></text:p>
      <text:p text:style-name="P24"><text:tab/>Usage : <text:span text:style-name="T44">ssh &lt;host ip&gt;</text:span></text:p>
      <text:p text:style-name="P24"><text:tab/>eg.</text:p>
      <text:p text:style-name="P24"><text:tab/><text:tab/>Input: <text:span text:style-name="T44">ssh 192.168.99.5</text:span></text:p>
      <text:p text:style-name="P37"><text:tab/><text:tab/>output : <text:span text:style-name="T44">a secure encrypted connection between two systems will be created</text:span></text:p>
      <text:p text:style-name="P56">34. grep</text:p>
      <text:p text:style-name="P69"><text:span text:style-name="T33"><text:tab/></text:span><text:span text:style-name="T6">Purpose : </text:span><text:span text:style-name="T5">The grep filter searches a file for a particular pattern of characters, and <text:tab/><text:tab/><text:tab/><text:tab/> <text:s text:c="3"/>displays all lines that contain that pattern.</text:span></text:p>
      <text:p text:style-name="P25"><text:tab/>Usage : <text:span text:style-name="T53">grep &lt;”charachter(s)”&gt; &lt;filename&gt;</text:span></text:p>
      <text:p text:style-name="P25"><text:tab/>eg.</text:p>
      <text:p text:style-name="P25"><text:tab/><text:tab/>Input: <text:span text:style-name="T53">grep “printf” star.c</text:span></text:p>
      <text:p text:style-name="P38"><text:tab/><text:tab/>output : ~/Desktop$ grep "printf" <text:span text:style-name="T53">star.c</text:span></text:p>
      <text:p text:style-name="P38"><text:s text:c="4"/><text:tab/><text:tab/><text:tab/><text:tab/>printf("Enter number of rows: ");</text:p>
      <text:p text:style-name="P38"><text:s text:c="12"/><text:tab/><text:tab/><text:tab/><text:tab/>printf("* ");</text:p>
      <text:p text:style-name="P38"><text:s text:c="8"/><text:tab/><text:tab/><text:tab/>printf("\n");</text:p>
      <text:p text:style-name="P38"><text:tab/><text:tab/><text:tab/><text:tab/></text:p>
      <text:p text:style-name="P38"><text:tab/><text:tab/><text:tab/><text:tab/><text:span text:style-name="T54">The input will display all the lines which include the string “printf” in the file <text:tab/><text:tab/><text:tab/><text:tab/>named star.c </text:span></text:p>
      <text:p text:style-name="P57">35. tree</text:p>
      <text:p text:style-name="P63"><text:span text:style-name="T32"><text:tab/></text:span><text:span text:style-name="T8">Purpose : </text:span><text:span text:style-name="T9">to </text:span><text:span text:style-name="T12">displaying current directory structure in tree format</text:span></text:p>
      <text:p text:style-name="P26"><text:tab/>Usage : <text:span text:style-name="T55">tree</text:span></text:p>
      <text:p text:style-name="P26"><text:tab/>eg.</text:p>
      <text:p text:style-name="P26"><text:tab/><text:tab/>Input : <text:span text:style-name="T55">tree</text:span></text:p>
      <text:p text:style-name="P39"><text:tab/><text:tab/>output :</text:p>
      <text:p text:style-name="P39"><text:tab/><text:tab/><text:tab/><text:tab/>├──<text:span text:style-name="T55">a.c</text:span></text:p>
      <text:p text:style-name="P39"><text:tab/><text:tab/><text:tab/><text:tab/>├── <text:span text:style-name="T55">commands.txt</text:span></text:p>
      <text:p text:style-name="P39"><text:tab/><text:tab/><text:tab/><text:tab/>├── <text:span text:style-name="T55">file1.sh</text:span></text:p>
      <text:p text:style-name="P39"><text:tab/><text:tab/><text:tab/><text:tab/>├── <text:span text:style-name="T55">abc.sh</text:span></text:p>
      <text:p text:style-name="P39"><text:tab/><text:tab/><text:tab/><text:tab/>└── s4</text:p>
      <text:p text:style-name="P39"><text:tab/><text:tab/><text:tab/><text:tab/> <text:s text:c="3"/>├── c.doc</text:p>
      <text:p text:style-name="P39"><text:tab/><text:tab/><text:tab/><text:tab/> <text:s text:c="3"/>└── new</text:p>
      <text:p text:style-name="P39"><text:s text:c="6"/><text:tab/><text:tab/><text:tab/><text:tab/><text:tab/> <text:s/>├── a.txt</text:p>
      <text:p text:style-name="P39"><text:s text:c="6"/><text:tab/><text:tab/><text:tab/><text:tab/><text:tab/> <text:s/>└── b.s<text:span text:style-name="T56">h</text:span></text:p>
      <text:p text:style-name="P61">Conclusion</text:p>
      <text:p text:style-name="P1"><text:tab/>Familiarised with basic linux commands and its interpretation<text:span text:style-name="T49">s.</text:span></text:p>
      <text:p text:style-name="P75"/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Helvetica, Arial, sans-serif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20:01:56.329180761</meta:creation-date>
    <dc:date>2019-02-15T20:01:30.090800205</dc:date>
    <meta:editing-duration>PT3H5M18S</meta:editing-duration>
    <meta:editing-cycles>77</meta:editing-cycles>
    <meta:generator>LibreOffice/6.0.6.2$Linux_X86_64 LibreOffice_project/00m0$Build-2</meta:generator>
    <meta:document-statistic meta:table-count="0" meta:image-count="0" meta:object-count="0" meta:page-count="7" meta:paragraph-count="327" meta:word-count="1471" meta:character-count="9619" meta:non-whitespace-character-count="7511"/>
  </office:meta>
</office:document-meta>
</file>